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cm"/>
    </style:style>
    <style:style style:name="co3" style:family="table-column">
      <style:table-column-properties fo:break-before="auto" style:column-width="3.309cm"/>
    </style:style>
    <style:style style:name="co4" style:family="table-column">
      <style:table-column-properties fo:break-before="auto" style:column-width="6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ce2"/>
        <table:table-column table:style-name="co1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Boxes</text:p>
          </table:table-cell>
          <table:table-cell office:value-type="string">
            <text:p>Fields</text:p>
          </table:table-cell>
          <table:table-cell office:value-type="string">
            <text:p>DeadFields</text:p>
          </table:table-cell>
          <table:table-cell office:value-type="string">
            <text:p>Steps</text:p>
          </table:table-cell>
          <table:table-cell office:value-type="string">
            <text:p>Time</text:p>
          </table:table-cell>
          <table:table-cell office:value-type="string">
            <text:p>approx Steps</text:p>
          </table:table-cell>
          <table:table-cell office:value-type="string">
            <text:p>reality/model</text:p>
          </table:table-cell>
          <table:table-cell office:value-type="string">
            <text:p>approx Steps 2</text:p>
          </table:table-cell>
          <table:table-cell office:value-type="string">
            <text:p>reality/model</text:p>
          </table:table-cell>
          <table:table-cell office:value-type="string">
            <text:p>approx Steps 2</text:p>
          </table:table-cell>
          <table:table-cell office:value-type="string">
            <text:p>reality/model</text:p>
          </table:table-cell>
          <table:table-cell office:value-type="string">
            <text:p>Approx Time</text:p>
          </table:table-cell>
          <table:table-cell office:value-type="string">
            <text:p>reality/model</text:p>
          </table:table-cell>
          <table:table-cell/>
          <table:table-cell office:value-type="string">
            <text:p>Fields-DeadFields</text:p>
          </table:table-cell>
          <table:table-cell office:value-type="string">
            <text:p>Fields/Box</text:p>
          </table:table-cell>
          <table:table-cell office:value-type="string">
            <text:p>Steps/Fields</text:p>
          </table:table-cell>
          <table:table-cell office:value-type="string">
            <text:p>TreeElements</text:p>
          </table:table-cell>
          <table:table-cell office:value-type="string">
            <text:p>needed bytes</text:p>
          </table:table-cell>
          <table:table-cell table:style-name="Default" office:value-type="string">
            <text:p>neededRam</text:p>
          </table:table-cell>
          <table:table-cell/>
        </table:table-row>
        <table:table-row table:style-name="ro1">
          <table:table-cell office:value-type="string">
            <text:p>standard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8052">
            <text:p>8052</text:p>
          </table:table-cell>
          <table:table-cell office:value-type="float" office:value="0.84">
            <text:p>0,84</text:p>
          </table:table-cell>
          <table:table-cell table:formula="of:=ROUND(0.00000070153406*[.C2]^7.12049701066;0)" office:value-type="float" office:value="4719">
            <text:p>4719</text:p>
          </table:table-cell>
          <table:table-cell table:formula="of:=ROUND([.E2]/[.G2];2)" office:value-type="float" office:value="1.71">
            <text:p>1,71</text:p>
          </table:table-cell>
          <table:table-cell table:formula="of:=ROUND(10.4134620631524*1.46278906673642^[.P2];0)" office:value-type="float" office:value="6694">
            <text:p>6694</text:p>
          </table:table-cell>
          <table:table-cell table:formula="of:=ROUND([.$E2]/[.I2];2)" office:value-type="float" office:value="1.2">
            <text:p>1,2</text:p>
          </table:table-cell>
          <table:table-cell table:formula="of:=0.0000108776595878841*[.P2]^7.28861387807715" office:value-type="float" office:value="10111.1964471739">
            <text:p>10111,1964471739</text:p>
          </table:table-cell>
          <table:table-cell table:formula="of:=ROUND([.$E2]/[.K2];2)" office:value-type="float" office:value="0.8">
            <text:p>0,8</text:p>
          </table:table-cell>
          <table:table-cell table:formula="of:=ROUND(0.0000114363883194551 * [.I2];3)" office:value-type="float" office:value="0.077">
            <text:p>0,077</text:p>
          </table:table-cell>
          <table:table-cell table:formula="of:=ROUND([.$F2]/[.M2];2)" office:value-type="float" office:value="10.91">
            <text:p>10,91</text:p>
          </table:table-cell>
          <table:table-cell/>
          <table:table-cell table:formula="of:=[.C2]-[.D2]" office:value-type="float" office:value="17">
            <text:p>17</text:p>
          </table:table-cell>
          <table:table-cell table:formula="of:=[.C2]/[.B2]" office:value-type="float" office:value="4">
            <text:p>4</text:p>
          </table:table-cell>
          <table:table-cell table:formula="of:=[.E2]/[.P2]" office:value-type="float" office:value="473.647058823529">
            <text:p>473,647058823529</text:p>
          </table:table-cell>
          <table:table-cell table:formula="of:=[.P2]*([.P2]/[.B2])^[.B2]" office:value-type="float" office:value="8794.98184585048">
            <text:p>8794,98184585048</text:p>
          </table:table-cell>
          <table:table-cell table:formula="of:=[.S2]*16" office:value-type="float" office:value="140719.709533608">
            <text:p>140719,709533608</text:p>
          </table:table-cell>
          <table:table-cell table:formula="of:=IF([.T2]&gt;1024^4;ROUND([.T2]/(1024^4);0)&amp;&quot; TB&quot;;IF([.T2]&gt;1024^3;ROUND([.T2]/(1024^3);0)&amp;&quot; GB&quot;;IF([.T2]&gt;1024^2;ROUND([.T2]/(1024^2);0)&amp;&quot; MB&quot;;IF([.T2]&gt;1024;ROUND([.T2]/1024;0)&amp;&quot; KB&quot;;ROUND([.T2];0)&amp;&quot; byte&quot;))))" office:value-type="string" office:string-value="137 KB">
            <text:p>137 KB</text:p>
          </table:table-cell>
          <table:table-cell table:style-name="ce3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0.1121">
            <text:p>0,1121</text:p>
          </table:table-cell>
          <table:table-cell table:formula="of:=ROUND(0.00000070153406*[.C3]^7.12049701066;0)" office:value-type="float" office:value="60">
            <text:p>60</text:p>
          </table:table-cell>
          <table:table-cell table:formula="of:=ROUND([.E3]/[.G3];2)" office:value-type="float" office:value="0.48">
            <text:p>0,48</text:p>
          </table:table-cell>
          <table:table-cell table:formula="of:=ROUND(10.4134620631524*1.46278906673642^[.P3];0)" office:value-type="float" office:value="319">
            <text:p>319</text:p>
          </table:table-cell>
          <table:table-cell table:formula="of:=ROUND([.E3]/[.I3];2)" office:value-type="float" office:value="0.09">
            <text:p>0,09</text:p>
          </table:table-cell>
          <table:table-cell table:formula="of:=0.0000108776595878841*[.P3]^7.28861387807715" office:value-type="float" office:value="98.0935972189833">
            <text:p>98,0935972189833</text:p>
          </table:table-cell>
          <table:table-cell table:formula="of:=ROUND([.$E3]/[.K3];2)" office:value-type="float" office:value="0.3">
            <text:p>0,3</text:p>
          </table:table-cell>
          <table:table-cell table:formula="of:=ROUND(0.0000114363883194551 * [.I3];3)" office:value-type="float" office:value="0.004">
            <text:p>0,004</text:p>
          </table:table-cell>
          <table:table-cell table:formula="of:=ROUND([.$F3]/[.M3];2)" office:value-type="float" office:value="28.03">
            <text:p>28,03</text:p>
          </table:table-cell>
          <table:table-cell/>
          <table:table-cell table:formula="of:=[.C3]-[.D3]" office:value-type="float" office:value="9">
            <text:p>9</text:p>
          </table:table-cell>
          <table:table-cell table:formula="of:=[.C3]/[.B3]" office:value-type="float" office:value="6.5">
            <text:p>6,5</text:p>
          </table:table-cell>
          <table:table-cell table:formula="of:=[.E3]/[.P3]" office:value-type="float" office:value="3.22222222222222">
            <text:p>3,22222222222222</text:p>
          </table:table-cell>
          <table:table-cell table:formula="of:=[.P3]*([.P3]/[.B3])^[.B3]" office:value-type="float" office:value="182.25">
            <text:p>182,25</text:p>
          </table:table-cell>
          <table:table-cell table:formula="of:=[.S3]*16" office:value-type="float" office:value="2916">
            <text:p>2916</text:p>
          </table:table-cell>
          <table:table-cell table:formula="of:=IF([.T3]&gt;1024^4;ROUND([.T3]/(1024^4);0)&amp;&quot; TB&quot;;IF([.T3]&gt;1024^3;ROUND([.T3]/(1024^3);0)&amp;&quot; GB&quot;;IF([.T3]&gt;1024^2;ROUND([.T3]/(1024^2);0)&amp;&quot; MB&quot;;IF([.T3]&gt;1024;ROUND([.T3]/1024;0)&amp;&quot; KB&quot;;ROUND([.T3];0)&amp;&quot; byte&quot;))))" office:value-type="string" office:string-value="3 KB">
            <text:p>3 KB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5746">
            <text:p>0,5746</text:p>
          </table:table-cell>
          <table:table-cell table:formula="of:=ROUND(0.00000070153406*[.C4]^7.12049701066;0)" office:value-type="float" office:value="166">
            <text:p>166</text:p>
          </table:table-cell>
          <table:table-cell table:formula="of:=ROUND([.E4]/[.G4];2)" office:value-type="float" office:value="2.42">
            <text:p>2,42</text:p>
          </table:table-cell>
          <table:table-cell table:formula="of:=ROUND(10.4134620631524*1.46278906673642^[.P4];0)" office:value-type="float" office:value="3128">
            <text:p>3128</text:p>
          </table:table-cell>
          <table:table-cell table:formula="of:=ROUND([.E4]/[.I4];2)" office:value-type="float" office:value="0.13">
            <text:p>0,13</text:p>
          </table:table-cell>
          <table:table-cell table:formula="of:=0.0000108776595878841*[.P4]^7.28861387807715" office:value-type="float" office:value="4060.79004974929">
            <text:p>4060,79004974929</text:p>
          </table:table-cell>
          <table:table-cell table:formula="of:=ROUND([.$E4]/[.K4];2)" office:value-type="float" office:value="0.1">
            <text:p>0,1</text:p>
          </table:table-cell>
          <table:table-cell table:formula="of:=ROUND(0.0000114363883194551 * [.I4];3)" office:value-type="float" office:value="0.036">
            <text:p>0,036</text:p>
          </table:table-cell>
          <table:table-cell table:formula="of:=ROUND([.$F4]/[.M4];2)" office:value-type="float" office:value="15.96">
            <text:p>15,96</text:p>
          </table:table-cell>
          <table:table-cell/>
          <table:table-cell table:formula="of:=[.C4]-[.D4]" office:value-type="float" office:value="15">
            <text:p>15</text:p>
          </table:table-cell>
          <table:table-cell table:formula="of:=[.C4]/[.B4]" office:value-type="float" office:value="3.75">
            <text:p>3,75</text:p>
          </table:table-cell>
          <table:table-cell table:formula="of:=[.E4]/[.P4]" office:value-type="float" office:value="26.7333333333333">
            <text:p>26,7333333333333</text:p>
          </table:table-cell>
          <table:table-cell table:formula="of:=[.P4]*([.P4]/[.B4])^[.B4]" office:value-type="float" office:value="2966.30859375">
            <text:p>2966,30859375</text:p>
          </table:table-cell>
          <table:table-cell table:formula="of:=[.S4]*16" office:value-type="float" office:value="47460.9375">
            <text:p>47460,9375</text:p>
          </table:table-cell>
          <table:table-cell table:formula="of:=IF([.T4]&gt;1024^4;ROUND([.T4]/(1024^4);0)&amp;&quot; TB&quot;;IF([.T4]&gt;1024^3;ROUND([.T4]/(1024^3);0)&amp;&quot; GB&quot;;IF([.T4]&gt;1024^2;ROUND([.T4]/(1024^2);0)&amp;&quot; MB&quot;;IF([.T4]&gt;1024;ROUND([.T4]/1024;0)&amp;&quot; KB&quot;;ROUND([.T4];0)&amp;&quot; byte&quot;))))" office:value-type="string" office:string-value="46 KB">
            <text:p>46 KB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3885">
            <text:p>23885</text:p>
          </table:table-cell>
          <table:table-cell office:value-type="float" office:value="0.2324">
            <text:p>0,2324</text:p>
          </table:table-cell>
          <table:table-cell table:formula="of:=ROUND(0.00000070153406*[.C5]^7.12049701066;0)" office:value-type="float" office:value="23115">
            <text:p>23115</text:p>
          </table:table-cell>
          <table:table-cell table:formula="of:=ROUND([.E5]/[.G5];2)" office:value-type="float" office:value="1.03">
            <text:p>1,03</text:p>
          </table:table-cell>
          <table:table-cell table:formula="of:=ROUND(10.4134620631524*1.46278906673642^[.P5];0)" office:value-type="float" office:value="20952">
            <text:p>20952</text:p>
          </table:table-cell>
          <table:table-cell table:formula="of:=ROUND([.E5]/[.I5];2)" office:value-type="float" office:value="1.14">
            <text:p>1,14</text:p>
          </table:table-cell>
          <table:table-cell table:formula="of:=0.0000108776595878841*[.P5]^7.28861387807715" office:value-type="float" office:value="33055.272809911">
            <text:p>33055,272809911</text:p>
          </table:table-cell>
          <table:table-cell table:formula="of:=ROUND([.$E5]/[.K5];2)" office:value-type="float" office:value="0.72">
            <text:p>0,72</text:p>
          </table:table-cell>
          <table:table-cell table:formula="of:=ROUND(0.0000114363883194551 * [.I5];3)" office:value-type="float" office:value="0.24">
            <text:p>0,24</text:p>
          </table:table-cell>
          <table:table-cell table:formula="of:=ROUND([.$F5]/[.M5];2)" office:value-type="float" office:value="0.97">
            <text:p>0,97</text:p>
          </table:table-cell>
          <table:table-cell/>
          <table:table-cell table:formula="of:=[.C5]-[.D5]" office:value-type="float" office:value="20">
            <text:p>20</text:p>
          </table:table-cell>
          <table:table-cell table:formula="of:=[.C5]/[.B5]" office:value-type="float" office:value="6">
            <text:p>6</text:p>
          </table:table-cell>
          <table:table-cell table:formula="of:=[.E5]/[.P5]" office:value-type="float" office:value="1194.25">
            <text:p>1194,25</text:p>
          </table:table-cell>
          <table:table-cell table:formula="of:=[.P5]*([.P5]/[.B5])^[.B5]" office:value-type="float" office:value="20480">
            <text:p>20480</text:p>
          </table:table-cell>
          <table:table-cell table:formula="of:=[.S5]*16" office:value-type="float" office:value="327680">
            <text:p>327680</text:p>
          </table:table-cell>
          <table:table-cell table:formula="of:=IF([.T5]&gt;1024^4;ROUND([.T5]/(1024^4);0)&amp;&quot; TB&quot;;IF([.T5]&gt;1024^3;ROUND([.T5]/(1024^3);0)&amp;&quot; GB&quot;;IF([.T5]&gt;1024^2;ROUND([.T5]/(1024^2);0)&amp;&quot; MB&quot;;IF([.T5]&gt;1024;ROUND([.T5]/1024;0)&amp;&quot; KB&quot;;ROUND([.T5];0)&amp;&quot; byte&quot;))))" office:value-type="string" office:string-value="320 KB">
            <text:p>320 KB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4704">
            <text:p>4704</text:p>
          </table:table-cell>
          <table:table-cell office:value-type="float" office:value="0.57347">
            <text:p>0,57347</text:p>
          </table:table-cell>
          <table:table-cell table:formula="of:=ROUND(0.00000070153406*[.C6]^7.12049701066;0)" office:value-type="float" office:value="8344">
            <text:p>8344</text:p>
          </table:table-cell>
          <table:table-cell table:formula="of:=ROUND([.E6]/[.G6];2)" office:value-type="float" office:value="0.56">
            <text:p>0,56</text:p>
          </table:table-cell>
          <table:table-cell table:formula="of:=ROUND(10.4134620631524*1.46278906673642^[.P6];0)" office:value-type="float" office:value="3128">
            <text:p>3128</text:p>
          </table:table-cell>
          <table:table-cell table:formula="of:=ROUND([.E6]/[.I6];2)" office:value-type="float" office:value="1.5">
            <text:p>1,5</text:p>
          </table:table-cell>
          <table:table-cell table:formula="of:=0.0000108776595878841*[.P6]^7.28861387807715" office:value-type="float" office:value="4060.79004974929">
            <text:p>4060,79004974929</text:p>
          </table:table-cell>
          <table:table-cell table:formula="of:=ROUND([.$E6]/[.K6];2)" office:value-type="float" office:value="1.16">
            <text:p>1,16</text:p>
          </table:table-cell>
          <table:table-cell table:formula="of:=ROUND(0.0000114363883194551 * [.I6];3)" office:value-type="float" office:value="0.036">
            <text:p>0,036</text:p>
          </table:table-cell>
          <table:table-cell table:formula="of:=ROUND([.$F6]/[.M6];2)" office:value-type="float" office:value="15.93">
            <text:p>15,93</text:p>
          </table:table-cell>
          <table:table-cell/>
          <table:table-cell table:formula="of:=[.C6]-[.D6]" office:value-type="float" office:value="15">
            <text:p>15</text:p>
          </table:table-cell>
          <table:table-cell table:formula="of:=[.C6]/[.B6]" office:value-type="float" office:value="5.2">
            <text:p>5,2</text:p>
          </table:table-cell>
          <table:table-cell table:formula="of:=[.E6]/[.P6]" office:value-type="float" office:value="313.6">
            <text:p>313,6</text:p>
          </table:table-cell>
          <table:table-cell table:formula="of:=[.P6]*([.P6]/[.B6])^[.B6]" office:value-type="float" office:value="3645">
            <text:p>3645</text:p>
          </table:table-cell>
          <table:table-cell table:formula="of:=[.S6]*16" office:value-type="float" office:value="58320">
            <text:p>58320</text:p>
          </table:table-cell>
          <table:table-cell table:formula="of:=IF([.T6]&gt;1024^4;ROUND([.T6]/(1024^4);0)&amp;&quot; TB&quot;;IF([.T6]&gt;1024^3;ROUND([.T6]/(1024^3);0)&amp;&quot; GB&quot;;IF([.T6]&gt;1024^2;ROUND([.T6]/(1024^2);0)&amp;&quot; MB&quot;;IF([.T6]&gt;1024;ROUND([.T6]/1024;0)&amp;&quot; KB&quot;;ROUND([.T6];0)&amp;&quot; byte&quot;))))" office:value-type="string" office:string-value="57 KB">
            <text:p>57 KB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7555">
            <text:p>7555</text:p>
          </table:table-cell>
          <table:table-cell office:value-type="float" office:value="0.81567">
            <text:p>0,81567</text:p>
          </table:table-cell>
          <table:table-cell table:formula="of:=ROUND(0.00000070153406*[.C7]^7.12049701066;0)" office:value-type="float" office:value="8344">
            <text:p>8344</text:p>
          </table:table-cell>
          <table:table-cell table:formula="of:=ROUND([.E7]/[.G7];2)" office:value-type="float" office:value="0.91">
            <text:p>0,91</text:p>
          </table:table-cell>
          <table:table-cell table:formula="of:=ROUND(10.4134620631524*1.46278906673642^[.P7];0)" office:value-type="float" office:value="4576">
            <text:p>4576</text:p>
          </table:table-cell>
          <table:table-cell table:formula="of:=ROUND([.E7]/[.I7];2)" office:value-type="float" office:value="1.65">
            <text:p>1,65</text:p>
          </table:table-cell>
          <table:table-cell table:formula="of:=0.0000108776595878841*[.P7]^7.28861387807715" office:value-type="float" office:value="6499.81626156785">
            <text:p>6499,81626156785</text:p>
          </table:table-cell>
          <table:table-cell table:formula="of:=ROUND([.$E7]/[.K7];2)" office:value-type="float" office:value="1.16">
            <text:p>1,16</text:p>
          </table:table-cell>
          <table:table-cell table:formula="of:=ROUND(0.0000114363883194551 * [.I7];3)" office:value-type="float" office:value="0.052">
            <text:p>0,052</text:p>
          </table:table-cell>
          <table:table-cell table:formula="of:=ROUND([.$F7]/[.M7];2)" office:value-type="float" office:value="15.69">
            <text:p>15,69</text:p>
          </table:table-cell>
          <table:table-cell/>
          <table:table-cell table:formula="of:=[.C7]-[.D7]" office:value-type="float" office:value="16">
            <text:p>16</text:p>
          </table:table-cell>
          <table:table-cell table:formula="of:=[.C7]/[.B7]" office:value-type="float" office:value="5.2">
            <text:p>5,2</text:p>
          </table:table-cell>
          <table:table-cell table:formula="of:=[.E7]/[.P7]" office:value-type="float" office:value="472.1875">
            <text:p>472,1875</text:p>
          </table:table-cell>
          <table:table-cell table:formula="of:=[.P7]*([.P7]/[.B7])^[.B7]" office:value-type="float" office:value="5368.70912">
            <text:p>5368,70912</text:p>
          </table:table-cell>
          <table:table-cell table:formula="of:=[.S7]*16" office:value-type="float" office:value="85899.34592">
            <text:p>85899,34592</text:p>
          </table:table-cell>
          <table:table-cell table:formula="of:=IF([.T7]&gt;1024^4;ROUND([.T7]/(1024^4);0)&amp;&quot; TB&quot;;IF([.T7]&gt;1024^3;ROUND([.T7]/(1024^3);0)&amp;&quot; GB&quot;;IF([.T7]&gt;1024^2;ROUND([.T7]/(1024^2);0)&amp;&quot; MB&quot;;IF([.T7]&gt;1024;ROUND([.T7]/1024;0)&amp;&quot; KB&quot;;ROUND([.T7];0)&amp;&quot; byte&quot;))))" office:value-type="string" office:string-value="84 KB">
            <text:p>84 KB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8911">
            <text:p>8911</text:p>
          </table:table-cell>
          <table:table-cell office:value-type="float" office:value="0.98026">
            <text:p>0,98026</text:p>
          </table:table-cell>
          <table:table-cell table:formula="of:=ROUND(0.00000070153406*[.C8]^7.12049701066;0)" office:value-type="float" office:value="10916">
            <text:p>10916</text:p>
          </table:table-cell>
          <table:table-cell table:formula="of:=ROUND([.E8]/[.G8];2)" office:value-type="float" office:value="0.82">
            <text:p>0,82</text:p>
          </table:table-cell>
          <table:table-cell table:formula="of:=ROUND(10.4134620631524*1.46278906673642^[.P8];0)" office:value-type="float" office:value="999">
            <text:p>999</text:p>
          </table:table-cell>
          <table:table-cell table:formula="of:=ROUND([.E8]/[.I8];2)" office:value-type="float" office:value="8.92">
            <text:p>8,92</text:p>
          </table:table-cell>
          <table:table-cell table:formula="of:=0.0000108776595878841*[.P8]^7.28861387807715" office:value-type="float" office:value="798.492553728358">
            <text:p>798,492553728358</text:p>
          </table:table-cell>
          <table:table-cell table:formula="of:=ROUND([.$E8]/[.K8];2)" office:value-type="float" office:value="11.16">
            <text:p>11,16</text:p>
          </table:table-cell>
          <table:table-cell table:formula="of:=ROUND(0.0000114363883194551 * [.I8];3)" office:value-type="float" office:value="0.011">
            <text:p>0,011</text:p>
          </table:table-cell>
          <table:table-cell table:formula="of:=ROUND([.$F8]/[.M8];2)" office:value-type="float" office:value="89.11">
            <text:p>89,11</text:p>
          </table:table-cell>
          <table:table-cell/>
          <table:table-cell table:formula="of:=[.C8]-[.D8]" office:value-type="float" office:value="12">
            <text:p>12</text:p>
          </table:table-cell>
          <table:table-cell table:formula="of:=[.C8]/[.B8]" office:value-type="float" office:value="4.5">
            <text:p>4,5</text:p>
          </table:table-cell>
          <table:table-cell table:formula="of:=[.E8]/[.P8]" office:value-type="float" office:value="742.583333333333">
            <text:p>742,583333333333</text:p>
          </table:table-cell>
          <table:table-cell table:formula="of:=[.P8]*([.P8]/[.B8])^[.B8]" office:value-type="float" office:value="768">
            <text:p>768</text:p>
          </table:table-cell>
          <table:table-cell table:formula="of:=[.S8]*16" office:value-type="float" office:value="12288">
            <text:p>12288</text:p>
          </table:table-cell>
          <table:table-cell table:formula="of:=IF([.T8]&gt;1024^4;ROUND([.T8]/(1024^4);0)&amp;&quot; TB&quot;;IF([.T8]&gt;1024^3;ROUND([.T8]/(1024^3);0)&amp;&quot; GB&quot;;IF([.T8]&gt;1024^2;ROUND([.T8]/(1024^2);0)&amp;&quot; MB&quot;;IF([.T8]&gt;1024;ROUND([.T8]/1024;0)&amp;&quot; KB&quot;;ROUND([.T8];0)&amp;&quot; byte&quot;))))" office:value-type="string" office:string-value="12 KB">
            <text:p>12 KB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34032">
            <text:p>34032</text:p>
          </table:table-cell>
          <table:table-cell office:value-type="float" office:value="0.303478">
            <text:p>0,303478</text:p>
          </table:table-cell>
          <table:table-cell table:formula="of:=ROUND(0.00000070153406*[.C9]^7.12049701066;0)" office:value-type="float" office:value="29193">
            <text:p>29193</text:p>
          </table:table-cell>
          <table:table-cell table:formula="of:=ROUND([.E9]/[.G9];2)" office:value-type="float" office:value="1.17">
            <text:p>1,17</text:p>
          </table:table-cell>
          <table:table-cell table:formula="of:=ROUND(10.4134620631524*1.46278906673642^[.P9];0)" office:value-type="float" office:value="4576">
            <text:p>4576</text:p>
          </table:table-cell>
          <table:table-cell table:formula="of:=ROUND([.E9]/[.I9];2)" office:value-type="float" office:value="7.44">
            <text:p>7,44</text:p>
          </table:table-cell>
          <table:table-cell table:formula="of:=0.0000108776595878841*[.P9]^7.28861387807715" office:value-type="float" office:value="6499.81626156785">
            <text:p>6499,81626156785</text:p>
          </table:table-cell>
          <table:table-cell table:formula="of:=ROUND([.$E9]/[.K9];2)" office:value-type="float" office:value="5.24">
            <text:p>5,24</text:p>
          </table:table-cell>
          <table:table-cell table:formula="of:=ROUND(0.0000114363883194551 * [.I9];3)" office:value-type="float" office:value="0.052">
            <text:p>0,052</text:p>
          </table:table-cell>
          <table:table-cell table:formula="of:=ROUND([.$F9]/[.M9];2)" office:value-type="float" office:value="5.84">
            <text:p>5,84</text:p>
          </table:table-cell>
          <table:table-cell/>
          <table:table-cell table:formula="of:=[.C9]-[.D9]" office:value-type="float" office:value="16">
            <text:p>16</text:p>
          </table:table-cell>
          <table:table-cell table:formula="of:=[.C9]/[.B9]" office:value-type="float" office:value="7.75">
            <text:p>7,75</text:p>
          </table:table-cell>
          <table:table-cell table:formula="of:=[.E9]/[.P9]" office:value-type="float" office:value="2127">
            <text:p>2127</text:p>
          </table:table-cell>
          <table:table-cell table:formula="of:=[.P9]*([.P9]/[.B9])^[.B9]" office:value-type="float" office:value="4096">
            <text:p>4096</text:p>
          </table:table-cell>
          <table:table-cell table:formula="of:=[.S9]*16" office:value-type="float" office:value="65536">
            <text:p>65536</text:p>
          </table:table-cell>
          <table:table-cell table:formula="of:=IF([.T9]&gt;1024^4;ROUND([.T9]/(1024^4);0)&amp;&quot; TB&quot;;IF([.T9]&gt;1024^3;ROUND([.T9]/(1024^3);0)&amp;&quot; GB&quot;;IF([.T9]&gt;1024^2;ROUND([.T9]/(1024^2);0)&amp;&quot; MB&quot;;IF([.T9]&gt;1024;ROUND([.T9]/1024;0)&amp;&quot; KB&quot;;ROUND([.T9];0)&amp;&quot; byte&quot;))))" office:value-type="string" office:string-value="64 KB">
            <text:p>64 KB</text:p>
          </table:table-cell>
          <table:table-cell/>
        </table:table-row>
        <table:table-row table:style-name="ro1">
          <table:table-cell office:value-type="string">
            <text:p>alevel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3814">
            <text:p>203814</text:p>
          </table:table-cell>
          <table:table-cell table:style-name="ce1" office:value-type="float" office:value="1.97">
            <text:p>1,97</text:p>
          </table:table-cell>
          <table:table-cell table:formula="of:=ROUND(0.00000070153406*[.C10]^7.12049701066;0)" office:value-type="float" office:value="124421">
            <text:p>124421</text:p>
          </table:table-cell>
          <table:table-cell table:formula="of:=ROUND([.E10]/[.G10];2)" office:value-type="float" office:value="1.64">
            <text:p>1,64</text:p>
          </table:table-cell>
          <table:table-cell table:formula="of:=ROUND(10.4134620631524*1.46278906673642^[.P10];0)" office:value-type="float" office:value="439221">
            <text:p>439221</text:p>
          </table:table-cell>
          <table:table-cell table:formula="of:=ROUND([.E10]/[.I10];2)" office:value-type="float" office:value="0.46">
            <text:p>0,46</text:p>
          </table:table-cell>
          <table:table-cell table:formula="of:=0.0000108776595878841*[.P10]^7.28861387807715" office:value-type="float" office:value="383982.626236409">
            <text:p>383982,626236409</text:p>
          </table:table-cell>
          <table:table-cell table:formula="of:=ROUND([.$E10]/[.K10];2)" office:value-type="float" office:value="0.53">
            <text:p>0,53</text:p>
          </table:table-cell>
          <table:table-cell table:formula="of:=ROUND(0.0000114363883194551 * [.I10];3)" office:value-type="float" office:value="5.023">
            <text:p>5,023</text:p>
          </table:table-cell>
          <table:table-cell table:formula="of:=ROUND([.$F10]/[.M10];2)" office:value-type="float" office:value="0.39">
            <text:p>0,39</text:p>
          </table:table-cell>
          <table:table-cell/>
          <table:table-cell table:formula="of:=[.C10]-[.D10]" office:value-type="float" office:value="28">
            <text:p>28</text:p>
          </table:table-cell>
          <table:table-cell table:formula="of:=[.C10]/[.B10]" office:value-type="float" office:value="9.5">
            <text:p>9,5</text:p>
          </table:table-cell>
          <table:table-cell table:formula="of:=[.E10]/[.P10]" office:value-type="float" office:value="7279.07142857143">
            <text:p>7279,07142857143</text:p>
          </table:table-cell>
          <table:table-cell table:formula="of:=[.P10]*([.P10]/[.B10])^[.B10]" office:value-type="float" office:value="67228">
            <text:p>67228</text:p>
          </table:table-cell>
          <table:table-cell table:formula="of:=[.S10]*16" office:value-type="float" office:value="1075648">
            <text:p>1075648</text:p>
          </table:table-cell>
          <table:table-cell table:formula="of:=IF([.T10]&gt;1024^4;ROUND([.T10]/(1024^4);0)&amp;&quot; TB&quot;;IF([.T10]&gt;1024^3;ROUND([.T10]/(1024^3);0)&amp;&quot; GB&quot;;IF([.T10]&gt;1024^2;ROUND([.T10]/(1024^2);0)&amp;&quot; MB&quot;;IF([.T10]&gt;1024;ROUND([.T10]/1024;0)&amp;&quot; KB&quot;;ROUND([.T10];0)&amp;&quot; byte&quot;))))" office:value-type="string" office:string-value="1 MB">
            <text:p>1 MB</text:p>
          </table:table-cell>
          <table:table-cell/>
        </table:table-row>
        <table:table-row table:style-name="ro1">
          <table:table-cell office:value-type="string">
            <text:p>ulevel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191932">
            <text:p>191932</text:p>
          </table:table-cell>
          <table:table-cell office:value-type="float" office:value="2.89665">
            <text:p>2,89665</text:p>
          </table:table-cell>
          <table:table-cell table:formula="of:=ROUND(0.00000070153406*[.C11]^7.12049701066;0)" office:value-type="float" office:value="760475">
            <text:p>760475</text:p>
          </table:table-cell>
          <table:table-cell table:formula="of:=ROUND([.E11]/[.G11];2)" office:value-type="float" office:value="0.25">
            <text:p>0,25</text:p>
          </table:table-cell>
          <table:table-cell table:formula="of:=ROUND(10.4134620631524*1.46278906673642^[.P11];0)" office:value-type="float" office:value="300263">
            <text:p>300263</text:p>
          </table:table-cell>
          <table:table-cell table:formula="of:=ROUND([.E11]/[.I11];2)" office:value-type="float" office:value="0.64">
            <text:p>0,64</text:p>
          </table:table-cell>
          <table:table-cell table:formula="of:=0.0000108776595878841*[.P11]^7.28861387807715" office:value-type="float" office:value="294573.218348609">
            <text:p>294573,218348609</text:p>
          </table:table-cell>
          <table:table-cell table:formula="of:=ROUND([.$E11]/[.K11];2)" office:value-type="float" office:value="0.65">
            <text:p>0,65</text:p>
          </table:table-cell>
          <table:table-cell table:formula="of:=ROUND(0.0000114363883194551 * [.I11];3)" office:value-type="float" office:value="3.434">
            <text:p>3,434</text:p>
          </table:table-cell>
          <table:table-cell table:formula="of:=ROUND([.$F11]/[.M11];2)" office:value-type="float" office:value="0.84">
            <text:p>0,84</text:p>
          </table:table-cell>
          <table:table-cell/>
          <table:table-cell table:formula="of:=[.C11]-[.D11]" office:value-type="float" office:value="27">
            <text:p>27</text:p>
          </table:table-cell>
          <table:table-cell table:formula="of:=[.C11]/[.B11]" office:value-type="float" office:value="12.25">
            <text:p>12,25</text:p>
          </table:table-cell>
          <table:table-cell table:formula="of:=[.E11]/[.P11]" office:value-type="float" office:value="7108.59259259259">
            <text:p>7108,59259259259</text:p>
          </table:table-cell>
          <table:table-cell table:formula="of:=[.P11]*([.P11]/[.B11])^[.B11]" office:value-type="float" office:value="56050.41796875">
            <text:p>56050,41796875</text:p>
          </table:table-cell>
          <table:table-cell table:formula="of:=[.S11]*16" office:value-type="float" office:value="896806.6875">
            <text:p>896806,6875</text:p>
          </table:table-cell>
          <table:table-cell table:formula="of:=IF([.T11]&gt;1024^4;ROUND([.T11]/(1024^4);0)&amp;&quot; TB&quot;;IF([.T11]&gt;1024^3;ROUND([.T11]/(1024^3);0)&amp;&quot; GB&quot;;IF([.T11]&gt;1024^2;ROUND([.T11]/(1024^2);0)&amp;&quot; MB&quot;;IF([.T11]&gt;1024;ROUND([.T11]/1024;0)&amp;&quot; KB&quot;;ROUND([.T11];0)&amp;&quot; byte&quot;))))" office:value-type="string" office:string-value="876 KB">
            <text:p>876 KB</text:p>
          </table:table-cell>
          <table:table-cell/>
        </table:table-row>
        <table:table-row table:style-name="ro1">
          <table:table-cell office:value-type="string">
            <text:p>clevel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1764044">
            <text:p>1764044</text:p>
          </table:table-cell>
          <table:table-cell office:value-type="float" office:value="20.617463">
            <text:p>20,617463</text:p>
          </table:table-cell>
          <table:table-cell table:formula="of:=ROUND(0.00000070153406*[.C12]^7.12049701066;0)" office:value-type="float" office:value="253741">
            <text:p>253741</text:p>
          </table:table-cell>
          <table:table-cell table:formula="of:=ROUND([.E12]/[.G12];2)" office:value-type="float" office:value="6.95">
            <text:p>6,95</text:p>
          </table:table-cell>
          <table:table-cell table:formula="of:=ROUND(10.4134620631524*1.46278906673642^[.P12];0)" office:value-type="float" office:value="1374764">
            <text:p>1374764</text:p>
          </table:table-cell>
          <table:table-cell table:formula="of:=ROUND([.E12]/[.I12];2)" office:value-type="float" office:value="1.28">
            <text:p>1,28</text:p>
          </table:table-cell>
          <table:table-cell table:formula="of:=0.0000108776595878841*[.P12]^7.28861387807715" office:value-type="float" office:value="806296.923159196">
            <text:p>806296,923159196</text:p>
          </table:table-cell>
          <table:table-cell table:formula="of:=ROUND([.$E12]/[.K12];2)" office:value-type="float" office:value="2.19">
            <text:p>2,19</text:p>
          </table:table-cell>
          <table:table-cell table:formula="of:=ROUND(0.0000114363883194551 * [.I12];3)" office:value-type="float" office:value="15.722">
            <text:p>15,722</text:p>
          </table:table-cell>
          <table:table-cell table:formula="of:=ROUND([.$F12]/[.M12];2)" office:value-type="float" office:value="1.31">
            <text:p>1,31</text:p>
          </table:table-cell>
          <table:table-cell/>
          <table:table-cell table:formula="of:=[.C12]-[.D12]" office:value-type="float" office:value="31">
            <text:p>31</text:p>
          </table:table-cell>
          <table:table-cell table:formula="of:=[.C12]/[.B12]" office:value-type="float" office:value="8.4">
            <text:p>8,4</text:p>
          </table:table-cell>
          <table:table-cell table:formula="of:=[.E12]/[.P12]" office:value-type="float" office:value="56904.6451612903">
            <text:p>56904,6451612903</text:p>
          </table:table-cell>
          <table:table-cell table:formula="of:=[.P12]*([.P12]/[.B12])^[.B12]" office:value-type="float" office:value="284001.17792">
            <text:p>284001,17792</text:p>
          </table:table-cell>
          <table:table-cell table:formula="of:=[.S12]*16" office:value-type="float" office:value="4544018.84672">
            <text:p>4544018,84672</text:p>
          </table:table-cell>
          <table:table-cell table:formula="of:=IF([.T12]&gt;1024^4;ROUND([.T12]/(1024^4);0)&amp;&quot; TB&quot;;IF([.T12]&gt;1024^3;ROUND([.T12]/(1024^3);0)&amp;&quot; GB&quot;;IF([.T12]&gt;1024^2;ROUND([.T12]/(1024^2);0)&amp;&quot; MB&quot;;IF([.T12]&gt;1024;ROUND([.T12]/1024;0)&amp;&quot; KB&quot;;ROUND([.T12];0)&amp;&quot; byte&quot;))))" office:value-type="string" office:string-value="4 MB">
            <text:p>4 MB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ROUND(0.00000070153406*[.C13]^7.12049701066;0)" office:value-type="float" office:value="11780921">
            <text:p>11780921</text:p>
          </table:table-cell>
          <table:table-cell table:formula="of:=ROUND([.E13]/[.G13];2)" office:value-type="float" office:value="0">
            <text:p>0</text:p>
          </table:table-cell>
          <table:table-cell table:formula="of:=ROUND(10.4134620631524*1.46278906673642^[.P13];0)" office:value-type="float" office:value="5918689248">
            <text:p>5918689248</text:p>
          </table:table-cell>
          <table:table-cell table:formula="of:=ROUND([.E13]/[.I13];2)" office:value-type="float" office:value="0">
            <text:p>0</text:p>
          </table:table-cell>
          <table:table-cell table:formula="of:=0.0000108776595878841*[.P13]^7.28861387807715" office:value-type="float" office:value="40189860.2846967">
            <text:p>40189860,2846967</text:p>
          </table:table-cell>
          <table:table-cell table:formula="of:=ROUND([.$E13]/[.K13];2)" office:value-type="float" office:value="0">
            <text:p>0</text:p>
          </table:table-cell>
          <table:table-cell table:formula="of:=ROUND(0.0000114363883194551 * [.I13];3)" office:value-type="float" office:value="67688.429">
            <text:p>67688,429</text:p>
          </table:table-cell>
          <table:table-cell table:formula="of:=ROUND([.$F13]/[.M13];2)" office:value-type="float" office:value="0">
            <text:p>0</text:p>
          </table:table-cell>
          <table:table-cell/>
          <table:table-cell table:formula="of:=[.C13]-[.D13]" office:value-type="float" office:value="53">
            <text:p>53</text:p>
          </table:table-cell>
          <table:table-cell table:formula="of:=[.C13]/[.B13]" office:value-type="float" office:value="4.5">
            <text:p>4,5</text:p>
          </table:table-cell>
          <table:table-cell table:formula="of:=[.E13]/[.P13]" office:value-type="float" office:value="0">
            <text:p>0</text:p>
          </table:table-cell>
          <table:table-cell table:formula="of:=[.P13]*([.P13]/[.B13])^[.B13]" office:value-type="float" office:value="11137047211.9836">
            <text:p>11137047211,9836</text:p>
          </table:table-cell>
          <table:table-cell table:formula="of:=[.S13]*16" office:value-type="float" office:value="178192755391.737">
            <text:p>178192755391,737</text:p>
          </table:table-cell>
          <table:table-cell table:formula="of:=IF([.T13]&gt;1024^4;ROUND([.T13]/(1024^4);0)&amp;&quot; TB&quot;;IF([.T13]&gt;1024^3;ROUND([.T13]/(1024^3);0)&amp;&quot; GB&quot;;IF([.T13]&gt;1024^2;ROUND([.T13]/(1024^2);0)&amp;&quot; MB&quot;;IF([.T13]&gt;1024;ROUND([.T13]/1024;0)&amp;&quot; KB&quot;;ROUND([.T13];0)&amp;&quot; byte&quot;))))" office:value-type="string" office:string-value="166 GB">
            <text:p>166 GB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40">
            <text:p>140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ROUND(0.00000070153406*[.C14]^7.12049701066;0)" office:value-type="float" office:value="1341365165">
            <text:p>1341365165</text:p>
          </table:table-cell>
          <table:table-cell table:formula="of:=ROUND([.E14]/[.G14];2)" office:value-type="float" office:value="0">
            <text:p>0</text:p>
          </table:table-cell>
          <table:table-cell table:formula="of:=ROUND(10.4134620631524*1.46278906673642^[.P14];0)" office:value-type="float" office:value="5.1269274969447E+016">
            <text:p>5,1269274969447E+016</text:p>
          </table:table-cell>
          <table:table-cell table:formula="of:=ROUND([.E14]/[.I14];2)" office:value-type="float" office:value="0">
            <text:p>0</text:p>
          </table:table-cell>
          <table:table-cell table:formula="of:=0.0000108776595878841*[.P14]^7.28861387807715" office:value-type="float" office:value="2827477646.25796">
            <text:p>2827477646,25796</text:p>
          </table:table-cell>
          <table:table-cell table:formula="of:=ROUND([.$E14]/[.K14];2)" office:value-type="float" office:value="0">
            <text:p>0</text:p>
          </table:table-cell>
          <table:table-cell table:formula="of:=ROUND(0.0000114363883194551 * [.I14];3)" office:value-type="float" office:value="586335337407.515">
            <text:p>586335337407,515</text:p>
          </table:table-cell>
          <table:table-cell table:formula="of:=ROUND([.$F14]/[.M14];2)" office:value-type="float" office:value="0">
            <text:p>0</text:p>
          </table:table-cell>
          <table:table-cell/>
          <table:table-cell table:formula="of:=[.C14]-[.D14]" office:value-type="float" office:value="95">
            <text:p>95</text:p>
          </table:table-cell>
          <table:table-cell table:formula="of:=[.C14]/[.B14]" office:value-type="float" office:value="7.36842105263158">
            <text:p>7,36842105263158</text:p>
          </table:table-cell>
          <table:table-cell table:formula="of:=[.E14]/[.P14]" office:value-type="float" office:value="0">
            <text:p>0</text:p>
          </table:table-cell>
          <table:table-cell table:formula="of:=[.P14]*([.P14]/[.B14])^[.B14]" office:value-type="float" office:value="1.81198120117188E+015">
            <text:p>1,81198120117188E+015</text:p>
          </table:table-cell>
          <table:table-cell table:formula="of:=[.S14]*16" office:value-type="float" office:value="2.899169921875E+016">
            <text:p>2,899169921875E+016</text:p>
          </table:table-cell>
          <table:table-cell table:formula="of:=IF([.T14]&gt;1024^4;ROUND([.T14]/(1024^4);0)&amp;&quot; TB&quot;;IF([.T14]&gt;1024^3;ROUND([.T14]/(1024^3);0)&amp;&quot; GB&quot;;IF([.T14]&gt;1024^2;ROUND([.T14]/(1024^2);0)&amp;&quot; MB&quot;;IF([.T14]&gt;1024;ROUND([.T14]/1024;0)&amp;&quot; KB&quot;;ROUND([.T14];0)&amp;&quot; byte&quot;))))" office:value-type="string" office:string-value="26368 TB">
            <text:p>26368 TB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81">
            <text:p>181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ROUND(0.00000070153406*[.C15]^7.12049701066;0)" office:value-type="float" office:value="8352996599">
            <text:p>8352996599</text:p>
          </table:table-cell>
          <table:table-cell table:formula="of:=ROUND([.E15]/[.G15];2)" office:value-type="float" office:value="0">
            <text:p>0</text:p>
          </table:table-cell>
          <table:table-cell table:formula="of:=ROUND(10.4134620631524*1.46278906673642^[.P15];0)" office:value-type="float" office:value="9.69978237504241E+022">
            <text:p>9,69978237504241E+022</text:p>
          </table:table-cell>
          <table:table-cell table:formula="of:=ROUND([.E15]/[.I15];2)" office:value-type="float" office:value="0">
            <text:p>0</text:p>
          </table:table-cell>
          <table:table-cell table:formula="of:=0.0000108776595878841*[.P15]^7.28861387807715" office:value-type="float" office:value="32845056172.3801">
            <text:p>32845056172,3801</text:p>
          </table:table-cell>
          <table:table-cell table:formula="of:=ROUND([.$E15]/[.K15];2)" office:value-type="float" office:value="0">
            <text:p>0</text:p>
          </table:table-cell>
          <table:table-cell table:formula="of:=ROUND(0.0000114363883194551 * [.I15];3)" office:value-type="float" office:value="1.10930477855192E+018">
            <text:p>1,10930477855192E+018</text:p>
          </table:table-cell>
          <table:table-cell table:formula="of:=ROUND([.$F15]/[.M15];2)" office:value-type="float" office:value="0">
            <text:p>0</text:p>
          </table:table-cell>
          <table:table-cell/>
          <table:table-cell table:formula="of:=[.C15]-[.D15]" office:value-type="float" office:value="133">
            <text:p>133</text:p>
          </table:table-cell>
          <table:table-cell table:formula="of:=[.C15]/[.B15]" office:value-type="float" office:value="7.24">
            <text:p>7,24</text:p>
          </table:table-cell>
          <table:table-cell table:formula="of:=[.E15]/[.P15]" office:value-type="float" office:value="0">
            <text:p>0</text:p>
          </table:table-cell>
          <table:table-cell table:formula="of:=[.P15]*([.P15]/[.B15])^[.B15]" office:value-type="float" office:value="1.86914265445085E+020">
            <text:p>1,86914265445085E+020</text:p>
          </table:table-cell>
          <table:table-cell table:formula="of:=[.S15]*16" office:value-type="float" office:value="2.99062824712137E+021">
            <text:p>2,99062824712137E+021</text:p>
          </table:table-cell>
          <table:table-cell table:formula="of:=IF([.T15]&gt;1024^4;ROUND([.T15]/(1024^4);0)&amp;&quot; TB&quot;;IF([.T15]&gt;1024^3;ROUND([.T15]/(1024^3);0)&amp;&quot; GB&quot;;IF([.T15]&gt;1024^2;ROUND([.T15]/(1024^2);0)&amp;&quot; MB&quot;;IF([.T15]&gt;1024;ROUND([.T15]/1024;0)&amp;&quot; KB&quot;;ROUND([.T15];0)&amp;&quot; byte&quot;))))" office:value-type="string" office:string-value="2719960546 TB">
            <text:p>2719960546 TB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16]-[.D16]" office:value-type="float" office:value="0">
            <text:p>0</text:p>
          </table:table-cell>
          <table:table-cell table:formula="of:=[.C16]/[.B16]" office:value-type="float" office:value="0">
            <text:p>#DIV/0!</text:p>
          </table:table-cell>
          <table:table-cell table:formula="of:=[.E16]/[.P16]" office:value-type="float" office:value="0">
            <text:p>#DIV/0!</text:p>
          </table:table-cell>
          <table:table-cell/>
          <table:table-cell table:formula="of:=[.S16]*2" office:value-type="float" office:value="0">
            <text:p>0</text:p>
          </table:table-cell>
          <table:table-cell table:formula="of:=IF([.T16]&gt;1024^4;ROUND([.T16]/(1024^4);0)&amp;&quot; TB&quot;;IF([.T16]&gt;1024^3;ROUND([.T16]/(1024^3);0)&amp;&quot; GB&quot;;IF([.T16]&gt;1024^2;ROUND([.T16]/(1024^2);0)&amp;&quot; MB&quot;;IF([.T16]&gt;1024;ROUND([.T16]/1024;0)&amp;&quot; KB&quot;;ROUND([.T16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17]-[.D17]" office:value-type="float" office:value="0">
            <text:p>0</text:p>
          </table:table-cell>
          <table:table-cell table:formula="of:=[.C17]/[.B17]" office:value-type="float" office:value="0">
            <text:p>#DIV/0!</text:p>
          </table:table-cell>
          <table:table-cell table:formula="of:=[.E17]/[.P17]" office:value-type="float" office:value="0">
            <text:p>#DIV/0!</text:p>
          </table:table-cell>
          <table:table-cell/>
          <table:table-cell table:formula="of:=[.S17]*2" office:value-type="float" office:value="0">
            <text:p>0</text:p>
          </table:table-cell>
          <table:table-cell table:formula="of:=IF([.T17]&gt;1024^4;ROUND([.T17]/(1024^4);0)&amp;&quot; TB&quot;;IF([.T17]&gt;1024^3;ROUND([.T17]/(1024^3);0)&amp;&quot; GB&quot;;IF([.T17]&gt;1024^2;ROUND([.T17]/(1024^2);0)&amp;&quot; MB&quot;;IF([.T17]&gt;1024;ROUND([.T17]/1024;0)&amp;&quot; KB&quot;;ROUND([.T17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>
            <draw:frame table:end-cell-address="Sheet1.J34" table:end-x="0.098cm" table:end-y="0.032cm" draw:z-index="0" draw:style-name="gr1" svg:width="21.461cm" svg:height="7.019cm" svg:x="1.617cm" svg:y="0.211cm">
              <draw:object draw:notify-on-update-of-ranges="Sheet1.E2:Sheet1.E12 Sheet1.P2:Sheet1.P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number-columns-repeated="10"/>
          <table:table-cell table:formula="of:=[.C18]-[.D18]" office:value-type="float" office:value="0">
            <text:p>0</text:p>
          </table:table-cell>
          <table:table-cell table:formula="of:=[.C18]/[.B18]" office:value-type="float" office:value="0">
            <text:p>#DIV/0!</text:p>
          </table:table-cell>
          <table:table-cell table:formula="of:=[.E18]/[.P18]" office:value-type="float" office:value="0">
            <text:p>#DIV/0!</text:p>
          </table:table-cell>
          <table:table-cell/>
          <table:table-cell table:formula="of:=[.S18]*2" office:value-type="float" office:value="0">
            <text:p>0</text:p>
          </table:table-cell>
          <table:table-cell table:formula="of:=IF([.T18]&gt;1024^4;ROUND([.T18]/(1024^4);0)&amp;&quot; TB&quot;;IF([.T18]&gt;1024^3;ROUND([.T18]/(1024^3);0)&amp;&quot; GB&quot;;IF([.T18]&gt;1024^2;ROUND([.T18]/(1024^2);0)&amp;&quot; MB&quot;;IF([.T18]&gt;1024;ROUND([.T18]/1024;0)&amp;&quot; KB&quot;;ROUND([.T18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3"/>
          <table:table-cell>
            <draw:frame table:end-cell-address="Sheet1.Q34" table:end-x="1.051cm" table:end-y="0.451cm" draw:z-index="2" draw:style-name="gr1" svg:width="20.064cm" svg:height="7.018cm" svg:x="0.09cm" svg:y="0.181cm">
              <draw:object draw:notify-on-update-of-ranges="Sheet1.E2:Sheet1.E2 Sheet1.E2:Sheet1.E12 Sheet1.F1:Sheet1.F1 Sheet1.F2:Sheet1.F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table:formula="of:=[.C19]-[.D19]" office:value-type="float" office:value="0">
            <text:p>0</text:p>
          </table:table-cell>
          <table:table-cell table:formula="of:=[.C19]/[.B19]" office:value-type="float" office:value="0">
            <text:p>#DIV/0!</text:p>
          </table:table-cell>
          <table:table-cell table:formula="of:=[.E19]/[.P19]" office:value-type="float" office:value="0">
            <text:p>#DIV/0!</text:p>
          </table:table-cell>
          <table:table-cell/>
          <table:table-cell table:formula="of:=[.S19]*2" office:value-type="float" office:value="0">
            <text:p>0</text:p>
          </table:table-cell>
          <table:table-cell table:formula="of:=IF([.T19]&gt;1024^4;ROUND([.T19]/(1024^4);0)&amp;&quot; TB&quot;;IF([.T19]&gt;1024^3;ROUND([.T19]/(1024^3);0)&amp;&quot; GB&quot;;IF([.T19]&gt;1024^2;ROUND([.T19]/(1024^2);0)&amp;&quot; MB&quot;;IF([.T19]&gt;1024;ROUND([.T19]/1024;0)&amp;&quot; KB&quot;;ROUND([.T19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20]-[.D20]" office:value-type="float" office:value="0">
            <text:p>0</text:p>
          </table:table-cell>
          <table:table-cell table:formula="of:=[.C20]/[.B20]" office:value-type="float" office:value="0">
            <text:p>#DIV/0!</text:p>
          </table:table-cell>
          <table:table-cell table:formula="of:=[.E20]/[.P20]" office:value-type="float" office:value="0">
            <text:p>#DIV/0!</text:p>
          </table:table-cell>
          <table:table-cell/>
          <table:table-cell table:formula="of:=[.S20]*2" office:value-type="float" office:value="0">
            <text:p>0</text:p>
          </table:table-cell>
          <table:table-cell table:formula="of:=IF([.T20]&gt;1024^4;ROUND([.T20]/(1024^4);0)&amp;&quot; TB&quot;;IF([.T20]&gt;1024^3;ROUND([.T20]/(1024^3);0)&amp;&quot; GB&quot;;IF([.T20]&gt;1024^2;ROUND([.T20]/(1024^2);0)&amp;&quot; MB&quot;;IF([.T20]&gt;1024;ROUND([.T20]/1024;0)&amp;&quot; KB&quot;;ROUND([.T20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21]-[.D21]" office:value-type="float" office:value="0">
            <text:p>0</text:p>
          </table:table-cell>
          <table:table-cell table:formula="of:=[.C21]/[.B21]" office:value-type="float" office:value="0">
            <text:p>#DIV/0!</text:p>
          </table:table-cell>
          <table:table-cell table:formula="of:=[.E21]/[.P21]" office:value-type="float" office:value="0">
            <text:p>#DIV/0!</text:p>
          </table:table-cell>
          <table:table-cell/>
          <table:table-cell table:formula="of:=[.S21]*2" office:value-type="float" office:value="0">
            <text:p>0</text:p>
          </table:table-cell>
          <table:table-cell table:formula="of:=IF([.T21]&gt;1024^4;ROUND([.T21]/(1024^4);0)&amp;&quot; TB&quot;;IF([.T21]&gt;1024^3;ROUND([.T21]/(1024^3);0)&amp;&quot; GB&quot;;IF([.T21]&gt;1024^2;ROUND([.T21]/(1024^2);0)&amp;&quot; MB&quot;;IF([.T21]&gt;1024;ROUND([.T21]/1024;0)&amp;&quot; KB&quot;;ROUND([.T21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22]-[.D22]" office:value-type="float" office:value="0">
            <text:p>0</text:p>
          </table:table-cell>
          <table:table-cell table:formula="of:=[.C22]/[.B22]" office:value-type="float" office:value="0">
            <text:p>#DIV/0!</text:p>
          </table:table-cell>
          <table:table-cell table:formula="of:=[.E22]/[.P22]" office:value-type="float" office:value="0">
            <text:p>#DIV/0!</text:p>
          </table:table-cell>
          <table:table-cell/>
          <table:table-cell table:formula="of:=[.S22]*2" office:value-type="float" office:value="0">
            <text:p>0</text:p>
          </table:table-cell>
          <table:table-cell table:formula="of:=IF([.T22]&gt;1024^4;ROUND([.T22]/(1024^4);0)&amp;&quot; TB&quot;;IF([.T22]&gt;1024^3;ROUND([.T22]/(1024^3);0)&amp;&quot; GB&quot;;IF([.T22]&gt;1024^2;ROUND([.T22]/(1024^2);0)&amp;&quot; MB&quot;;IF([.T22]&gt;1024;ROUND([.T22]/1024;0)&amp;&quot; KB&quot;;ROUND([.T22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23]-[.D23]" office:value-type="float" office:value="0">
            <text:p>0</text:p>
          </table:table-cell>
          <table:table-cell table:formula="of:=[.C23]/[.B23]" office:value-type="float" office:value="0">
            <text:p>#DIV/0!</text:p>
          </table:table-cell>
          <table:table-cell table:formula="of:=[.E23]/[.P23]" office:value-type="float" office:value="0">
            <text:p>#DIV/0!</text:p>
          </table:table-cell>
          <table:table-cell/>
          <table:table-cell table:formula="of:=[.S23]*2" office:value-type="float" office:value="0">
            <text:p>0</text:p>
          </table:table-cell>
          <table:table-cell table:formula="of:=IF([.T23]&gt;1024^4;ROUND([.T23]/(1024^4);0)&amp;&quot; TB&quot;;IF([.T23]&gt;1024^3;ROUND([.T23]/(1024^3);0)&amp;&quot; GB&quot;;IF([.T23]&gt;1024^2;ROUND([.T23]/(1024^2);0)&amp;&quot; MB&quot;;IF([.T23]&gt;1024;ROUND([.T23]/1024;0)&amp;&quot; KB&quot;;ROUND([.T23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24]-[.D24]" office:value-type="float" office:value="0">
            <text:p>0</text:p>
          </table:table-cell>
          <table:table-cell table:formula="of:=[.C24]/[.B24]" office:value-type="float" office:value="0">
            <text:p>#DIV/0!</text:p>
          </table:table-cell>
          <table:table-cell table:formula="of:=[.E24]/[.P24]" office:value-type="float" office:value="0">
            <text:p>#DIV/0!</text:p>
          </table:table-cell>
          <table:table-cell/>
          <table:table-cell table:formula="of:=[.S24]*2" office:value-type="float" office:value="0">
            <text:p>0</text:p>
          </table:table-cell>
          <table:table-cell table:formula="of:=IF([.T24]&gt;1024^4;ROUND([.T24]/(1024^4);0)&amp;&quot; TB&quot;;IF([.T24]&gt;1024^3;ROUND([.T24]/(1024^3);0)&amp;&quot; GB&quot;;IF([.T24]&gt;1024^2;ROUND([.T24]/(1024^2);0)&amp;&quot; MB&quot;;IF([.T24]&gt;1024;ROUND([.T24]/1024;0)&amp;&quot; KB&quot;;ROUND([.T24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25]-[.D25]" office:value-type="float" office:value="0">
            <text:p>0</text:p>
          </table:table-cell>
          <table:table-cell table:formula="of:=[.C25]/[.B25]" office:value-type="float" office:value="0">
            <text:p>#DIV/0!</text:p>
          </table:table-cell>
          <table:table-cell table:formula="of:=[.E25]/[.P25]" office:value-type="float" office:value="0">
            <text:p>#DIV/0!</text:p>
          </table:table-cell>
          <table:table-cell/>
          <table:table-cell table:formula="of:=[.S25]*2" office:value-type="float" office:value="0">
            <text:p>0</text:p>
          </table:table-cell>
          <table:table-cell table:formula="of:=IF([.T25]&gt;1024^4;ROUND([.T25]/(1024^4);0)&amp;&quot; TB&quot;;IF([.T25]&gt;1024^3;ROUND([.T25]/(1024^3);0)&amp;&quot; GB&quot;;IF([.T25]&gt;1024^2;ROUND([.T25]/(1024^2);0)&amp;&quot; MB&quot;;IF([.T25]&gt;1024;ROUND([.T25]/1024;0)&amp;&quot; KB&quot;;ROUND([.T25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26]-[.D26]" office:value-type="float" office:value="0">
            <text:p>0</text:p>
          </table:table-cell>
          <table:table-cell table:formula="of:=[.C26]/[.B26]" office:value-type="float" office:value="0">
            <text:p>#DIV/0!</text:p>
          </table:table-cell>
          <table:table-cell table:formula="of:=[.E26]/[.P26]" office:value-type="float" office:value="0">
            <text:p>#DIV/0!</text:p>
          </table:table-cell>
          <table:table-cell/>
          <table:table-cell table:formula="of:=[.S26]*2" office:value-type="float" office:value="0">
            <text:p>0</text:p>
          </table:table-cell>
          <table:table-cell table:formula="of:=IF([.T26]&gt;1024^4;ROUND([.T26]/(1024^4);0)&amp;&quot; TB&quot;;IF([.T26]&gt;1024^3;ROUND([.T26]/(1024^3);0)&amp;&quot; GB&quot;;IF([.T26]&gt;1024^2;ROUND([.T26]/(1024^2);0)&amp;&quot; MB&quot;;IF([.T26]&gt;1024;ROUND([.T26]/1024;0)&amp;&quot; KB&quot;;ROUND([.T26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27]-[.D27]" office:value-type="float" office:value="0">
            <text:p>0</text:p>
          </table:table-cell>
          <table:table-cell table:formula="of:=[.C27]/[.B27]" office:value-type="float" office:value="0">
            <text:p>#DIV/0!</text:p>
          </table:table-cell>
          <table:table-cell table:formula="of:=[.E27]/[.P27]" office:value-type="float" office:value="0">
            <text:p>#DIV/0!</text:p>
          </table:table-cell>
          <table:table-cell/>
          <table:table-cell table:formula="of:=[.S27]*2" office:value-type="float" office:value="0">
            <text:p>0</text:p>
          </table:table-cell>
          <table:table-cell table:formula="of:=IF([.T27]&gt;1024^4;ROUND([.T27]/(1024^4);0)&amp;&quot; TB&quot;;IF([.T27]&gt;1024^3;ROUND([.T27]/(1024^3);0)&amp;&quot; GB&quot;;IF([.T27]&gt;1024^2;ROUND([.T27]/(1024^2);0)&amp;&quot; MB&quot;;IF([.T27]&gt;1024;ROUND([.T27]/1024;0)&amp;&quot; KB&quot;;ROUND([.T27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28]-[.D28]" office:value-type="float" office:value="0">
            <text:p>0</text:p>
          </table:table-cell>
          <table:table-cell table:formula="of:=[.C28]/[.B28]" office:value-type="float" office:value="0">
            <text:p>#DIV/0!</text:p>
          </table:table-cell>
          <table:table-cell table:formula="of:=[.E28]/[.P28]" office:value-type="float" office:value="0">
            <text:p>#DIV/0!</text:p>
          </table:table-cell>
          <table:table-cell/>
          <table:table-cell table:formula="of:=[.S28]*2" office:value-type="float" office:value="0">
            <text:p>0</text:p>
          </table:table-cell>
          <table:table-cell table:formula="of:=IF([.T28]&gt;1024^4;ROUND([.T28]/(1024^4);0)&amp;&quot; TB&quot;;IF([.T28]&gt;1024^3;ROUND([.T28]/(1024^3);0)&amp;&quot; GB&quot;;IF([.T28]&gt;1024^2;ROUND([.T28]/(1024^2);0)&amp;&quot; MB&quot;;IF([.T28]&gt;1024;ROUND([.T28]/1024;0)&amp;&quot; KB&quot;;ROUND([.T28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3"/>
          <table:table-cell>
            <draw:frame table:end-cell-address="Sheet1.Q45" table:end-x="0.158cm" table:end-y="0.181cm" draw:z-index="1" draw:style-name="gr1" svg:width="28.784cm" svg:height="7.018cm" svg:x="2.167cm" svg:y="0.361cm">
              <draw:object draw:notify-on-update-of-ranges="Sheet1.E2:Sheet1.E2 Sheet1.E3:Sheet1.E9 Sheet1.E2:Sheet1.E12 Sheet1.C2:Sheet1.C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 table:formula="of:=[.C29]-[.D29]" office:value-type="float" office:value="0">
            <text:p>0</text:p>
          </table:table-cell>
          <table:table-cell table:formula="of:=[.C29]/[.B29]" office:value-type="float" office:value="0">
            <text:p>#DIV/0!</text:p>
          </table:table-cell>
          <table:table-cell table:formula="of:=[.E29]/[.P29]" office:value-type="float" office:value="0">
            <text:p>#DIV/0!</text:p>
          </table:table-cell>
          <table:table-cell/>
          <table:table-cell table:formula="of:=[.S29]*2" office:value-type="float" office:value="0">
            <text:p>0</text:p>
          </table:table-cell>
          <table:table-cell table:formula="of:=IF([.T29]&gt;1024^4;ROUND([.T29]/(1024^4);0)&amp;&quot; TB&quot;;IF([.T29]&gt;1024^3;ROUND([.T29]/(1024^3);0)&amp;&quot; GB&quot;;IF([.T29]&gt;1024^2;ROUND([.T29]/(1024^2);0)&amp;&quot; MB&quot;;IF([.T29]&gt;1024;ROUND([.T29]/1024;0)&amp;&quot; KB&quot;;ROUND([.T29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30]-[.D30]" office:value-type="float" office:value="0">
            <text:p>0</text:p>
          </table:table-cell>
          <table:table-cell table:formula="of:=[.C30]/[.B30]" office:value-type="float" office:value="0">
            <text:p>#DIV/0!</text:p>
          </table:table-cell>
          <table:table-cell table:formula="of:=[.E30]/[.P30]" office:value-type="float" office:value="0">
            <text:p>#DIV/0!</text:p>
          </table:table-cell>
          <table:table-cell/>
          <table:table-cell table:formula="of:=[.S30]*2" office:value-type="float" office:value="0">
            <text:p>0</text:p>
          </table:table-cell>
          <table:table-cell table:formula="of:=IF([.T30]&gt;1024^4;ROUND([.T30]/(1024^4);0)&amp;&quot; TB&quot;;IF([.T30]&gt;1024^3;ROUND([.T30]/(1024^3);0)&amp;&quot; GB&quot;;IF([.T30]&gt;1024^2;ROUND([.T30]/(1024^2);0)&amp;&quot; MB&quot;;IF([.T30]&gt;1024;ROUND([.T30]/1024;0)&amp;&quot; KB&quot;;ROUND([.T30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31]-[.D31]" office:value-type="float" office:value="0">
            <text:p>0</text:p>
          </table:table-cell>
          <table:table-cell table:formula="of:=[.C31]/[.B31]" office:value-type="float" office:value="0">
            <text:p>#DIV/0!</text:p>
          </table:table-cell>
          <table:table-cell table:formula="of:=[.E31]/[.P31]" office:value-type="float" office:value="0">
            <text:p>#DIV/0!</text:p>
          </table:table-cell>
          <table:table-cell/>
          <table:table-cell table:formula="of:=[.S31]*2" office:value-type="float" office:value="0">
            <text:p>0</text:p>
          </table:table-cell>
          <table:table-cell table:formula="of:=IF([.T31]&gt;1024^4;ROUND([.T31]/(1024^4);0)&amp;&quot; TB&quot;;IF([.T31]&gt;1024^3;ROUND([.T31]/(1024^3);0)&amp;&quot; GB&quot;;IF([.T31]&gt;1024^2;ROUND([.T31]/(1024^2);0)&amp;&quot; MB&quot;;IF([.T31]&gt;1024;ROUND([.T31]/1024;0)&amp;&quot; KB&quot;;ROUND([.T31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32]-[.D32]" office:value-type="float" office:value="0">
            <text:p>0</text:p>
          </table:table-cell>
          <table:table-cell table:formula="of:=[.C32]/[.B32]" office:value-type="float" office:value="0">
            <text:p>#DIV/0!</text:p>
          </table:table-cell>
          <table:table-cell table:formula="of:=[.E32]/[.P32]" office:value-type="float" office:value="0">
            <text:p>#DIV/0!</text:p>
          </table:table-cell>
          <table:table-cell/>
          <table:table-cell table:formula="of:=[.S32]*2" office:value-type="float" office:value="0">
            <text:p>0</text:p>
          </table:table-cell>
          <table:table-cell table:formula="of:=IF([.T32]&gt;1024^4;ROUND([.T32]/(1024^4);0)&amp;&quot; TB&quot;;IF([.T32]&gt;1024^3;ROUND([.T32]/(1024^3);0)&amp;&quot; GB&quot;;IF([.T32]&gt;1024^2;ROUND([.T32]/(1024^2);0)&amp;&quot; MB&quot;;IF([.T32]&gt;1024;ROUND([.T32]/1024;0)&amp;&quot; KB&quot;;ROUND([.T32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33]-[.D33]" office:value-type="float" office:value="0">
            <text:p>0</text:p>
          </table:table-cell>
          <table:table-cell table:formula="of:=[.C33]/[.B33]" office:value-type="float" office:value="0">
            <text:p>#DIV/0!</text:p>
          </table:table-cell>
          <table:table-cell table:formula="of:=[.E33]/[.P33]" office:value-type="float" office:value="0">
            <text:p>#DIV/0!</text:p>
          </table:table-cell>
          <table:table-cell/>
          <table:table-cell table:formula="of:=[.S33]*2" office:value-type="float" office:value="0">
            <text:p>0</text:p>
          </table:table-cell>
          <table:table-cell table:formula="of:=IF([.T33]&gt;1024^4;ROUND([.T33]/(1024^4);0)&amp;&quot; TB&quot;;IF([.T33]&gt;1024^3;ROUND([.T33]/(1024^3);0)&amp;&quot; GB&quot;;IF([.T33]&gt;1024^2;ROUND([.T33]/(1024^2);0)&amp;&quot; MB&quot;;IF([.T33]&gt;1024;ROUND([.T33]/1024;0)&amp;&quot; KB&quot;;ROUND([.T33];0)&amp;&quot; byte&quot;))))" office:value-type="string" office:string-value="0 byte">
            <text:p>0 byte</text:p>
          </table:table-cell>
          <table:table-cell/>
        </table:table-row>
        <table:table-row table:style-name="ro1">
          <table:table-cell/>
          <table:table-cell table:number-columns-repeated="4"/>
          <table:table-cell table:number-columns-repeated="10"/>
          <table:table-cell table:formula="of:=[.C34]-[.D34]" office:value-type="float" office:value="0">
            <text:p>0</text:p>
          </table:table-cell>
          <table:table-cell table:formula="of:=[.C34]/[.B34]" office:value-type="float" office:value="0">
            <text:p>#DIV/0!</text:p>
          </table:table-cell>
          <table:table-cell table:formula="of:=[.E34]/[.P34]" office:value-type="float" office:value="0">
            <text:p>#DIV/0!</text:p>
          </table:table-cell>
          <table:table-cell/>
          <table:table-cell table:formula="of:=[.S34]*2" office:value-type="float" office:value="0">
            <text:p>0</text:p>
          </table:table-cell>
          <table:table-cell table:formula="of:=IF([.T34]&gt;1024^4;ROUND([.T34]/(1024^4);0)&amp;&quot; TB&quot;;IF([.T34]&gt;1024^3;ROUND([.T34]/(1024^3);0)&amp;&quot; GB&quot;;IF([.T34]&gt;1024^2;ROUND([.T34]/(1024^2);0)&amp;&quot; MB&quot;;IF([.T34]&gt;1024;ROUND([.T34]/1024;0)&amp;&quot; KB&quot;;ROUND([.T34];0)&amp;&quot; byte&quot;))))" office:value-type="string" office:string-value="0 byte">
            <text:p>0 byt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1.09.2011</text:date>, <text:time>00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rk Klostermann</meta:initial-creator>
    <meta:creation-date>2011-09-20T19:01:14</meta:creation-date>
    <dc:date>2011-09-21T00:46:08</dc:date>
    <dc:creator>Dirk Klostermann</dc:creator>
    <meta:editing-duration>PT04H56M42S</meta:editing-duration>
    <meta:editing-cycles>2</meta:editing-cycles>
    <meta:generator>OpenOffice.org/3.2$Linux OpenOffice.org_project/320m12$Build-9483</meta:generator>
    <meta:document-statistic meta:table-count="3" meta:cell-count="4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62cm" svg:height="7.02cm" xlink:href=".." chart:class="chart:scatter" chart:column-mapping="1 0" chart:style-name="ch1">
        <chart:legend chart:legend-position="end" svg:x="16.255cm" svg:y="3.041cm" chart:style-name="ch2"/>
        <chart:plot-area chart:style-name="ch3" table:cell-range-address="Sheet1.P2:Sheet1.P12 Sheet1.E2:Sheet1.E12" svg:x="0.429cm" svg:y="0.14cm" svg:width="15.398cm" svg:height="6.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2" chart:class="chart:scatter">
            <chart:domain table:cell-range-address="Sheet1.P2:Sheet1.P12"/>
            <chart:regression-curve chart:style-name="ch7">
              <chart:equation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 text:id="Sheet1.P2:Sheet1.P12">17</text:p>
              </table:table-cell>
              <table:table-cell office:value-type="float" office:value="8052">
                <text:p text:id="Sheet1.E2:Sheet1.E12">8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911">
                <text:p>8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4032">
                <text:p>34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203814">
                <text:p>203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91932">
                <text:p>191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1764044">
                <text:p>176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785cm" svg:height="7.019cm" xlink:href=".." chart:class="chart:scatter" chart:column-mapping="0" chart:style-name="ch1">
        <chart:legend chart:legend-position="end" svg:x="23.432cm" svg:y="3.04cm" chart:style-name="ch2"/>
        <chart:plot-area chart:style-name="ch3" table:cell-range-address="Sheet1.E2:Sheet1.E12 Sheet1.C2:Sheet1.C12" chart:data-source-has-labels="column" svg:x="0.949cm" svg:y="0.14cm" svg:width="21.909cm" svg:height="6.66cm">
          <chart:axis chart:dimension="x" chart:name="primary-x" chart:style-name="ch4">
            <chart:title svg:x="10.932cm" svg:y="6.368cm" chart:style-name="ch5">
              <text:p>Fields with deads</text:p>
            </chart:title>
            <chart:categories table:cell-range-address="Sheet1.E3:Sheet1.E9"/>
          </chart:axis>
          <chart:axis chart:dimension="y" chart:name="primary-y" chart:style-name="ch4">
            <chart:title svg:x="0.576cm" svg:y="3.568cm" chart:style-name="ch6">
              <text:p>steps</text:p>
            </chart:title>
            <chart:grid chart:style-name="ch7" chart:class="major"/>
          </chart:axis>
          <chart:series chart:style-name="ch8" chart:values-cell-range-address="Sheet1.E2:Sheet1.E12" chart:class="chart:scatter">
            <chart:domain table:cell-range-address="Sheet1.C2:Sheet1.C12"/>
            <chart:regression-curve chart:style-name="ch9">
              <chart:equation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Sheet1.E3:Sheet1.E9">29</text:p>
              </table:table-cell>
              <table:table-cell office:value-type="float" office:value="24">
                <text:p text:id="Sheet1.C2:Sheet1.C12">24</text:p>
              </table:table-cell>
              <table:table-cell office:value-type="float" office:value="8052">
                <text:p text:id="Sheet1.E2:Sheet1.E12">80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885</text:p>
              </table:table-cell>
              <table:table-cell office:value-type="float" office:value="15">
                <text:p>1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30">
                <text:p>30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string">
                <text:p>7555</text:p>
              </table:table-cell>
              <table:table-cell office:value-type="float" office:value="26">
                <text:p>2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8911</text:p>
              </table:table-cell>
              <table:table-cell office:value-type="float" office:value="26">
                <text:p>26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string">
                <text:p>34032</text:p>
              </table:table-cell>
              <table:table-cell office:value-type="float" office:value="27">
                <text:p>27</text:p>
              </table:table-cell>
              <table:table-cell office:value-type="float" office:value="8911">
                <text:p>8911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34032">
                <text:p>34032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203814">
                <text:p>203814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191932">
                <text:p>191932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1764044">
                <text:p>1764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5cm" svg:height="7.019cm" xlink:href=".." chart:class="chart:scatter" chart:style-name="ch1">
        <chart:legend chart:legend-position="end" svg:x="15.521cm" svg:y="3.04cm" chart:style-name="ch2"/>
        <chart:plot-area chart:style-name="ch3" table:cell-range-address="Sheet1.E1:Sheet1.F12" chart:data-source-has-labels="row" svg:x="0.401cm" svg:y="0.14cm" svg:width="14.72cm" svg:height="6.59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2" chart:label-cell-address="Sheet1.F1:Sheet1.F1" chart:class="chart:scatter">
            <chart:domain table:cell-range-address="Sheet1.E2:Sheet1.E12"/>
            <chart:regression-curve chart:style-name="ch7">
              <chart:equation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Sheet1.F1:Sheet1.F1"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52">
                <text:p text:id="Sheet1.E2:Sheet1.E12">8052</text:p>
              </table:table-cell>
              <table:table-cell office:value-type="float" office:value="0.84">
                <text:p text:id="Sheet1.F2:Sheet1.F12">0.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0.1121">
                <text:p>0.1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">
                <text:p>401</text:p>
              </table:table-cell>
              <table:table-cell office:value-type="float" office:value="0.5746">
                <text:p>0.5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885">
                <text:p>23885</text:p>
              </table:table-cell>
              <table:table-cell office:value-type="float" office:value="0.2324">
                <text:p>0.2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04">
                <text:p>4704</text:p>
              </table:table-cell>
              <table:table-cell office:value-type="float" office:value="0.57347">
                <text:p>0.57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55">
                <text:p>7555</text:p>
              </table:table-cell>
              <table:table-cell office:value-type="float" office:value="0.81567">
                <text:p>0.81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11">
                <text:p>8911</text:p>
              </table:table-cell>
              <table:table-cell office:value-type="float" office:value="0.98026">
                <text:p>0.98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32">
                <text:p>34032</text:p>
              </table:table-cell>
              <table:table-cell office:value-type="float" office:value="0.303478">
                <text:p>0.303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3814">
                <text:p>20381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932">
                <text:p>191932</text:p>
              </table:table-cell>
              <table:table-cell office:value-type="float" office:value="2.89665">
                <text:p>2.89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4044">
                <text:p>1764044</text:p>
              </table:table-cell>
              <table:table-cell office:value-type="float" office:value="20.617463">
                <text:p>20.617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